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style color="black">
        <mrow>
          <mi mathvariant="italic">Similarity</mi>
          <mrow>
            <mo fence="true" stretchy="false">(</mo>
            <mrow>
              <mrow>
                <msub>
                  <mi>j</mi>
                  <mn>0</mn>
                </msub>
                <msub>
                  <mi>j</mi>
                  <mn>1</mn>
                </msub>
              </mrow>
            </mrow>
            <mo fence="true" stretchy="false">)</mo>
          </mrow>
        </mrow>
      </mstyle>
      <mo stretchy="false">=</mo>
      <mfrac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w</mi>
              <mrow>
                <mi>i</mi>
                <mi>,</mi>
                <mi>j</mi>
                <mn>0</mn>
              </mrow>
            </msub>
          </mrow>
          <mo stretchy="false">∗</mo>
          <msub>
            <mi>w</mi>
            <mrow>
              <mi>i</mi>
              <mi>,</mi>
              <mi>j</mi>
              <mn>1</mn>
            </mrow>
          </msub>
        </mrow>
        <mrow>
          <msqrt>
            <mrow>
              <munderover>
                <mo stretchy="false">∑</mo>
                <mrow>
                  <mi>i</mi>
                  <mo stretchy="false">=</mo>
                  <mn>1</mn>
                </mrow>
                <mi>t</mi>
              </munderover>
              <msubsup>
                <mi>w</mi>
                <mrow>
                  <mi>i</mi>
                  <mi>,</mi>
                  <mi>j</mi>
                  <mn>0</mn>
                </mrow>
                <mn>2</mn>
              </msubsup>
            </mrow>
          </msqrt>
          <mo stretchy="false">∗</mo>
          <msqrt>
            <mrow>
              <munderover>
                <mo stretchy="false">∑</mo>
                <mrow>
                  <mi>i</mi>
                  <mo stretchy="false">=</mo>
                  <mn>1</mn>
                </mrow>
                <mi>t</mi>
              </munderover>
              <msubsup>
                <mi>w</mi>
                <mrow>
                  <mi>i</mi>
                  <mi>,</mi>
                  <mi>j</mi>
                  <mn>1</mn>
                </mrow>
                <mn>2</mn>
              </msubsup>
            </mrow>
          </msqrt>
        </mrow>
      </mfrac>
    </mrow>
    <annotation encoding="StarMath 5.0">color black {Similarity (j_0 j_1)  } ={ sum from{i=1} to{t} w_{i,j0}*w_{i,j1}} over { sqrt{sum from{i=1} to{t}w^2_{i,j0}}* sqrt{sum from{i=1} to{t}w^2_{i,j1}} 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2:54:56.034088047</meta:creation-date>
    <dc:date>2016-12-16T13:08:02.923484274</dc:date>
    <meta:editing-duration>PT1M56S</meta:editing-duration>
    <meta:editing-cycles>1</meta:editing-cycles>
    <meta:generator>LibreOffice/5.1.4.2$Linux_X86_64 LibreOffice_project/10m0$Build-2</meta:generator>
  </office:meta>
</office:document-meta>
</file>